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38d" officeooo:paragraph-rsid="00167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ier votre branche : git status</text:p>
      <text:p text:style-name="P1">Ajouter des versions : </text:p>
      <text:p text:style-name="P1">git add * </text:p>
      <text:p text:style-name="P1">git commit -m «endroit que je suis»</text:p>
      <text:p text:style-name="P1"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05:04.508993912</meta:creation-date>
    <dc:date>2019-11-29T15:07:52.086056902</dc:date>
    <meta:editing-duration>PT2M48S</meta:editing-duration>
    <meta:editing-cycles>1</meta:editing-cycles>
    <meta:document-statistic meta:table-count="0" meta:image-count="0" meta:object-count="0" meta:page-count="1" meta:paragraph-count="5" meta:word-count="22" meta:character-count="111" meta:non-whitespace-character-count="92"/>
    <meta:generator>LibreOffice/6.0.7.3$Linux_X86_64 LibreOffice_project/00m0$Build-3</meta:generator>
  </office:meta>
</office:document-meta>
</file>